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LUGO SAAVEDRA, YOLANDA LOREN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LUGO SAAVEDRA YOLANDA LOREN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6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6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4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4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3:5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672646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3T23:00:21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